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.setProject( 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ript.setClasspath( Path clas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.setClasspathRef( Reference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.setSrc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.setLanguage(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.setManager( String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.create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.setSetBeans( boolean setBea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.add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